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2465in" table:align="left"/>
    </style:style>
    <style:style style:name="Table1.A" style:family="table-column">
      <style:table-column-properties style:column-width="2.5674in"/>
    </style:style>
    <style:style style:name="Table1.B" style:family="table-column">
      <style:table-column-properties style:column-width="3.6792in"/>
    </style:style>
    <style:style style:name="Table1.A1" style:family="table-cell">
      <style:table-cell-properties style:vertical-align="middle" fo:padding="0.0194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>Excelente planteo. El contenido técnico de este laboratorio sobre el ADN es profundo y necesario, pero efectivamente necesita ser envuelto en una atmósfera mistérica y espiritual que lo transforme en una experiencia significativa para el lector —no solo en términos de conocimiento, sino también de <text:span text:style-name="Strong_20_Emphasis">comprensión existencial</text:span>.</text:p>
      <text:p text:style-name="Text_20_body">Aquí te propongo una serie de <text:span text:style-name="Strong_20_Emphasis">ideas, imágenes y metáforas</text:span> que podríamos utilizar a lo largo de este laboratorio para envolver cada sección con ese tono trascendente que buscamos:</text:p>
      <text:p text:style-name="Horizontal_20_Line"/>
      <text:h text:style-name="Heading_20_2" text:outline-level="2">🌀 IDEAS MÍSTICAS PARA ENVOLVER EL CONTENIDO TÉCNICO</text:h>
      <text:p text:style-name="Horizontal_20_Line"/>
      <text:h text:style-name="Heading_20_3" text:outline-level="3"><text:span text:style-name="Strong_20_Emphasis">1. El ADN como Palabra Sagrada</text:span></text:h>
      <text:p text:style-name="Text_20_body"><text:span text:style-name="Strong_20_Emphasis">Inspiración espiritual:</text:span><text:line-break/>El ADN puede ser presentado como <text:span text:style-name="Strong_20_Emphasis">la Palabra Original</text:span>, una escritura antigua grabada no en piedra, sino en la materia viva.<text:line-break/>Una “voz sin sonido” que pronunció la forma de cada ser.</text:p>
      <text:p text:style-name="Text_20_body"><text:span text:style-name="Strong_20_Emphasis">Aplicación narrativa:</text:span><text:line-break/>Antes de decir que “el ADN contiene información”, podemos sugerir que <text:span text:style-name="Strong_20_Emphasis">el universo escribió un mensaje en cada célula</text:span>, y ese mensaje es el que da forma a lo que somos.<text:line-break/>Como si en el principio hubiera habido un verbo, y ese verbo se hubiese hecho carne, literalmente.</text:p>
      <text:p text:style-name="Horizontal_20_Line"/>
      <text:h text:style-name="Heading_20_3" text:outline-level="3"><text:span text:style-name="Strong_20_Emphasis">2. El ADN como una Biblia Viviente</text:span></text:h>
      <text:p text:style-name="Text_20_body"><text:span text:style-name="Strong_20_Emphasis">Inspiración espiritual:</text:span><text:line-break/>Cada célula lleva dentro de sí un libro completo.<text:line-break/>No un libro cualquiera, sino <text:span text:style-name="Strong_20_Emphasis">el libro que relata la historia entera del ser</text:span>.</text:p>
      <text:p text:style-name="Text_20_body"><text:span text:style-name="Strong_20_Emphasis">Aplicación narrativa:</text:span><text:line-break/>Al introducir que el ADN tiene los planos de construcción de un ser, podríamos decir que <text:span text:style-name="Strong_20_Emphasis">somos criaturas construidas desde un libro que nadie escribió y que sin embargo ha sido leído mil millones de veces</text:span>.</text:p>
      <text:p text:style-name="Horizontal_20_Line"/>
      <text:h text:style-name="Heading_20_3" text:outline-level="3"><text:span text:style-name="Strong_20_Emphasis">3. La Memoria como Alma Silenciosa</text:span></text:h>
      <text:p text:style-name="Text_20_body"><text:span text:style-name="Strong_20_Emphasis">Inspiración espiritual:</text:span><text:line-break/>La memoria no se ve, pero guía. Es el hilo invisible que conecta los momentos.<text:line-break/>Como el alma, <text:span text:style-name="Strong_20_Emphasis">la memoria no cambia, pero da forma a lo que cambia</text:span>.</text:p>
      <text:p text:style-name="Text_20_body"><text:soft-page-break/><text:span text:style-name="Strong_20_Emphasis">Aplicación narrativa:</text:span><text:line-break/>Al definir memoria y su papel en el cálculo, podemos decir que <text:span text:style-name="Strong_20_Emphasis">la memoria es la sombra que acompaña cada acción, el testigo que no interviene pero sostiene</text:span>.<text:line-break/>En este sentido, <text:span text:style-name="Strong_20_Emphasis">el ADN es una memoria inmóvil que acompaña a un ser en constante transformación</text:span>, como un alma que recuerda lo que debe ser, incluso cuando el cuerpo cambia.</text:p>
      <text:p text:style-name="Horizontal_20_Line"/>
      <text:h text:style-name="Heading_20_3" text:outline-level="3"><text:span text:style-name="Strong_20_Emphasis">4. La inmovilidad como certeza divina</text:span></text:h>
      <text:p text:style-name="Text_20_body"><text:span text:style-name="Strong_20_Emphasis">Inspiración espiritual:</text:span><text:line-break/>En un mundo cambiante, lo inmutable es sagrado.<text:line-break/>El ADN no se modifica, porque <text:span text:style-name="Strong_20_Emphasis">contiene la verdad de lo que somos</text:span>.<text:line-break/>La piedra no cambia para que el río fluya. Así también el ADN permanece fijo para que el cuerpo pueda moverse.</text:p>
      <text:p text:style-name="Text_20_body"><text:span text:style-name="Strong_20_Emphasis">Aplicación narrativa:</text:span><text:line-break/>Cuando hablemos de la dificultad de utilizar una memoria inmutable en un proceso de cálculo, podríamos decir que <text:span text:style-name="Strong_20_Emphasis">la sabiduría de la vida está en conservar lo esencial mientras transforma lo circunstancial</text:span>.</text:p>
      <text:p text:style-name="Horizontal_20_Line"/>
      <text:h text:style-name="Heading_20_3" text:outline-level="3"><text:span text:style-name="Strong_20_Emphasis">5. El individuo como recipiente del secreto</text:span></text:h>
      <text:p text:style-name="Text_20_body"><text:span text:style-name="Strong_20_Emphasis">Inspiración espiritual:</text:span><text:line-break/>Cada individuo es una vasija que contiene un fragmento del conocimiento total.<text:line-break/>No sabe que lo contiene, pero <text:span text:style-name="Strong_20_Emphasis">es portador de una chispa sagrada</text:span>.</text:p>
      <text:p text:style-name="Text_20_body"><text:span text:style-name="Strong_20_Emphasis">Aplicación narrativa:</text:span><text:line-break/>Podemos decir que el individuo no necesita leer su ADN, porque <text:span text:style-name="Strong_20_Emphasis">su existencia entera es una lectura inconsciente del mismo</text:span>.<text:line-break/>Vive el mensaje sin saberlo, como quien cumple una profecía que nunca leyó.</text:p>
      <text:p text:style-name="Horizontal_20_Line"/>
      <text:h text:style-name="Heading_20_3" text:outline-level="3"><text:span text:style-name="Strong_20_Emphasis">6. El cálculo como viaje de transformación</text:span></text:h>
      <text:p text:style-name="Text_20_body"><text:span text:style-name="Strong_20_Emphasis">Inspiración espiritual:</text:span><text:line-break/>Así como el alma atraviesa estados de evolución, también un proceso de cálculo avanza por estados sucesivos.<text:line-break/>Cada paso es un renacimiento, cada resultado, una revelación.</text:p>
      <text:p text:style-name="Text_20_body"><text:span text:style-name="Strong_20_Emphasis">Aplicación narrativa:</text:span><text:line-break/>Cuando expliquemos el proceso de cálculo como una secuencia de estados, podríamos decir que <text:span text:style-name="Strong_20_Emphasis">el conocimiento no aparece de golpe, sino que desciende como el amanecer: una claridad que crece, un misterio que se revela paso a paso</text:span>.</text:p>
      <text:p text:style-name="Horizontal_20_Line"/>
      <text:h text:style-name="Heading_20_3" text:outline-level="3"><text:soft-page-break/><text:span text:style-name="Strong_20_Emphasis">7. El misterio del propósito oculto</text:span></text:h>
      <text:p text:style-name="Text_20_body"><text:span text:style-name="Strong_20_Emphasis">Inspiración espiritual:</text:span><text:line-break/>El ADN no solo construye cuerpos, sino que <text:span text:style-name="Strong_20_Emphasis">tal vez contenga en su interior el secreto de una misión que aún no comprendemos</text:span>.</text:p>
      <text:p text:style-name="Text_20_body"><text:span text:style-name="Strong_20_Emphasis">Aplicación narrativa:</text:span><text:line-break/>Al final del capítulo, cuando planteemos el problema de usar una memoria inmutable en un proceso de cálculo, podemos cerrar con un susurro de duda y revelación:<text:line-break/><text:span text:style-name="Strong_20_Emphasis">¿Y si lo que contiene el ADN no es solo la forma del individuo, sino también una parte del problema universal que estamos aquí para resolver?</text:span></text:p>
      <text:p text:style-name="Horizontal_20_Line"/>
      <text:h text:style-name="Heading_20_2" text:outline-level="2">✨ RESUMEN DE POSIBLES MOTIVOS MÍSTICOS A USAR</text:h>
      <table:table table:name="Table1" table:style-name="Table1">
        <table:table-column table:style-name="Table1.A"/>
        <table:table-column table:style-name="Table1.B"/>
        <table:table-header-rows>
          <table:table-row table:style-name="TableLine2279093463152">
            <table:table-cell table:style-name="Table1.A1" office:value-type="string">
              <text:p text:style-name="Table_20_Heading">Tema técnico</text:p>
            </table:table-cell>
            <table:table-cell table:style-name="Table1.A1" office:value-type="string">
              <text:p text:style-name="Table_20_Heading">Motivo místico sugerido</text:p>
            </table:table-cell>
          </table:table-row>
        </table:table-header-rows>
        <table:table-row table:style-name="TableLine2279093463152">
          <table:table-cell table:style-name="Table1.A1" office:value-type="string">
            <text:p text:style-name="Table_20_Contents">El ADN contiene información</text:p>
          </table:table-cell>
          <table:table-cell table:style-name="Table1.A1" office:value-type="string">
            <text:p text:style-name="Table_20_Contents">El ADN es una palabra sagrada / voz del universo</text:p>
          </table:table-cell>
        </table:table-row>
        <table:table-row table:style-name="TableLine2279093463152">
          <table:table-cell table:style-name="Table1.A1" office:value-type="string">
            <text:p text:style-name="Table_20_Contents">El ADN tiene planos de construcción</text:p>
          </table:table-cell>
          <table:table-cell table:style-name="Table1.A1" office:value-type="string">
            <text:p text:style-name="Table_20_Contents">El ADN es una biblia viviente</text:p>
          </table:table-cell>
        </table:table-row>
        <table:table-row table:style-name="TableLine2279093463152">
          <table:table-cell table:style-name="Table1.A1" office:value-type="string">
            <text:p text:style-name="Table_20_Contents">Qué es una memoria</text:p>
          </table:table-cell>
          <table:table-cell table:style-name="Table1.A1" office:value-type="string">
            <text:p text:style-name="Table_20_Contents">La memoria es el alma silenciosa</text:p>
          </table:table-cell>
        </table:table-row>
        <table:table-row table:style-name="TableLine2279093463152">
          <table:table-cell table:style-name="Table1.A1" office:value-type="string">
            <text:p text:style-name="Table_20_Contents">Memoria inmutable</text:p>
          </table:table-cell>
          <table:table-cell table:style-name="Table1.A1" office:value-type="string">
            <text:p text:style-name="Table_20_Contents">Lo sagrado no cambia para que todo lo demás cambie</text:p>
          </table:table-cell>
        </table:table-row>
        <table:table-row table:style-name="TableLine2279093463152">
          <table:table-cell table:style-name="Table1.A1" office:value-type="string">
            <text:p text:style-name="Table_20_Contents">Proceso de cálculo</text:p>
          </table:table-cell>
          <table:table-cell table:style-name="Table1.A1" office:value-type="string">
            <text:p text:style-name="Table_20_Contents">Viaje espiritual por estados del ser</text:p>
          </table:table-cell>
        </table:table-row>
        <table:table-row table:style-name="TableLine2279093463152">
          <table:table-cell table:style-name="Table1.A1" office:value-type="string">
            <text:p text:style-name="Table_20_Contents">El individuo no cambia</text:p>
          </table:table-cell>
          <table:table-cell table:style-name="Table1.A1" office:value-type="string">
            <text:p text:style-name="Table_20_Contents">Cada uno es portador de un mensaje eterno</text:p>
          </table:table-cell>
        </table:table-row>
        <table:table-row table:style-name="TableLine2279093463152">
          <table:table-cell table:style-name="Table1.A1" office:value-type="string">
            <text:p text:style-name="Table_20_Contents">Problema aún no comprendido</text:p>
          </table:table-cell>
          <table:table-cell table:style-name="Table1.A1" office:value-type="string">
            <text:p text:style-name="Table_20_Contents">El ADN podría contener el propósito oculto</text:p>
          </table:table-cell>
        </table:table-row>
      </table:table>
      <text:p text:style-name="Horizontal_20_Line"/>
      <text:p text:style-name="Text_20_body">¿Quieres que desarrollemos ya los primeros párrafos del laboratorio incorporando algunas de estas ideas?<text:line-break/>¿O deseas que primero seleccionemos juntos qué motivo usar en cada sección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6T19:11:10.254000000</meta:creation-date>
    <dc:date>2025-07-26T19:22:02.741000000</dc:date>
    <meta:editing-duration>PT10M52S</meta:editing-duration>
    <meta:editing-cycles>1</meta:editing-cycles>
    <meta:document-statistic meta:table-count="1" meta:image-count="0" meta:object-count="0" meta:page-count="3" meta:paragraph-count="42" meta:word-count="774" meta:character-count="4675" meta:non-whitespace-character-count="3943"/>
    <meta:generator>LibreOffice/7.3.5.2$Windows_X86_64 LibreOffice_project/184fe81b8c8c30d8b5082578aee2fed2ea847c01</meta:generator>
  </office:meta>
</office:document-meta>
</file>